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ubjonctif</text:p>
      <text:p text:style-name="P2"/>
      <text:p text:style-name="P2">Subjonctif présent</text:p>
      <text:p text:style-name="P2"/>
      <text:p text:style-name="P2"><text:tab/>Il faut <text:s/>que je fasse mon travail</text:p>
      <text:p text:style-name="P2"><text:tab/>il faut que tu fasses ton travail</text:p>
      <text:p text:style-name="P2"><text:tab/>il faut qu'il fasse son travail</text:p>
      <text:p text:style-name="P2"><text:tab/>il faut que nous fassions notre travail</text:p>
      <text:p text:style-name="P2"><text:tab/>il faut que vous fassiez</text:p>
      <text:p text:style-name="P2"/>
      <text:p text:style-name="P2"/>
      <text:p text:style-name="P2"><text:tab/>Il Fallait que je fisse mon travail</text:p>
      <text:p text:style-name="P2"><text:tab/>Il fallait que tu fisses ton travail</text:p>
      <text:p text:style-name="P2"><text:tab/>Il fallait qu'il fît son trarvail</text:p>
      <text:p text:style-name="P2"><text:tab/>il fallait</text:p>
      <text:p text:style-name="P2"/>
      <text:p text:style-name="P2">IND pst<text:tab/><text:tab/><text:tab/><text:tab/><text:tab/><text:tab/><text:tab/><text:tab/><text:tab/>SUBJ Passé</text:p>
      <text:p text:style-name="P2"/>
      <text:p text:style-name="P2">Il Faut que ce soir j'AIE fait mon travail</text:p>
      <text:p text:style-name="P2">Il Faut que ce soir tu AIES fait mon travail</text:p>
      <text:p text:style-name="P2">Il Faut que ce soir il AIT fait son travail.</text:p>
      <text:p text:style-name="P2">Il Faut que ce soir nous AYONS fait </text:p>
      <text:p text:style-name="P2"/>
      <text:p text:style-name="P2">IND pst<text:tab/><text:tab/><text:tab/><text:tab/><text:tab/><text:tab/><text:tab/><text:tab/><text:tab/>SUBT pasé</text:p>
      <text:p text:style-name="P2"/>
      <text:p text:style-name="P2">Il Fallait que j'EUSSE fait mon travail.</text:p>
      <text:p text:style-name="P2">Il Fallait que tu EUSSES fait ton travail</text:p>
      <text:p text:style-name="P2">Il Fallait qu'il Eût fait son travail</text:p>
      <text:p text:style-name="P2">il Fallait que ce </text:p>
      <text:p text:style-name="P2"/>
      <text:p text:style-name="P2">Pour distinguer le Subjonctif plus-que parfait du conditionnel passe 2ème <text:s/>forme, il faut regarder s'il y a un QUE devant le verbe.</text:p>
      <text:p text:style-name="P2"/>
      <text:p text:style-name="P2">Séance 9 : phrase verbales et mon verb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18S</meta:editing-duration>
    <meta:editing-cycles>20</meta:editing-cycles>
    <meta:generator>OpenOffice/4.1.7$Win32 OpenOffice.org_project/417m1$Build-9800</meta:generator>
    <dc:date>2020-11-19T11:53:00.10</dc:date>
    <meta:document-statistic meta:table-count="0" meta:image-count="0" meta:object-count="0" meta:page-count="1" meta:paragraph-count="23" meta:word-count="159" meta:character-count="840"/>
    <meta:user-defined meta:name="Info 1"/>
    <meta:user-defined meta:name="Info 2"/>
    <meta:user-defined meta:name="Info 3"/>
    <meta:user-defined meta:name="Info 4"/>
  </office:meta>
</office:document-meta>
</file>